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MethodProcessorTests.support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MethodProcess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MethodProcessorTests.handleMap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MethodProcessorTests.handle( Map &lt; String , Object &gt; map , @ RequestBody Map &lt; String , Object &gt; anno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MethodProcessorTests.resolveArgume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MethodProcesso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